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83C40A1F568582B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2cm" style:rel-column-width="6902*"/>
    </style:style>
    <style:style style:name="Tableau1.B" style:family="table-column">
      <style:table-column-properties style:column-width="2.443cm" style:rel-column-width="8424*"/>
    </style:style>
    <style:style style:name="Tableau1.C" style:family="table-column">
      <style:table-column-properties style:column-width="2.443cm" style:rel-column-width="8425*"/>
    </style:style>
    <style:style style:name="Tableau1.D" style:family="table-column">
      <style:table-column-properties style:column-width="2.18cm" style:rel-column-width="7517*"/>
    </style:style>
    <style:style style:name="Tableau1.E" style:family="table-column">
      <style:table-column-properties style:column-width="2.348cm" style:rel-column-width="8096*"/>
    </style:style>
    <style:style style:name="Tableau1.F" style:family="table-column">
      <style:table-column-properties style:column-width="2.854cm" style:rel-column-width="9845*"/>
    </style:style>
    <style:style style:name="Tableau1.G" style:family="table-column">
      <style:table-column-properties style:column-width="2.365cm" style:rel-column-width="8159*"/>
    </style:style>
    <style:style style:name="Tableau1.H" style:family="table-column">
      <style:table-column-properties style:column-width="2.367cm" style:rel-column-width="8167*"/>
    </style:style>
    <style:style style:name="Tableau1.1" style:family="table-row">
      <style:table-row-properties style:min-row-height="0.7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997cm" table:align="left"/>
    </style:style>
    <style:style style:name="Tableau2.A" style:family="table-column">
      <style:table-column-properties style:column-width="10.294cm"/>
    </style:style>
    <style:style style:name="Tableau2.B" style:family="table-column">
      <style:table-column-properties style:column-width="3.281cm"/>
    </style:style>
    <style:style style:name="Tableau2.C" style:family="table-column">
      <style:table-column-properties style:column-width="2.722cm"/>
    </style:style>
    <style:style style:name="Tableau2.D" style:family="table-column">
      <style:table-column-properties style:column-width="2.70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ab0efc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officeooo:rsid="00409218" officeooo:paragraph-rsid="00409218"/>
    </style:style>
    <style:style style:name="P6" style:family="paragraph" style:parent-style-name="Standard">
      <style:text-properties officeooo:rsid="0069c780" officeooo:paragraph-rsid="0013894c"/>
    </style:style>
    <style:style style:name="P7" style:family="paragraph" style:parent-style-name="Standard">
      <style:text-properties officeooo:rsid="00b225dc" officeooo:paragraph-rsid="00ad47cc"/>
    </style:style>
    <style:style style:name="P8" style:family="paragraph" style:parent-style-name="Table_20_Contents">
      <style:paragraph-properties fo:text-align="center" style:justify-single-word="false"/>
      <style:text-properties fo:font-size="8pt" officeooo:rsid="007dd8e9" officeooo:paragraph-rsid="00ad47cc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font-size="8pt" officeooo:rsid="007dd8e9" officeooo:paragraph-rsid="00ae82ea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font-size="8pt" officeooo:rsid="007fcc01" officeooo:paragraph-rsid="00ae82ea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officeooo:rsid="00b3dd8b" officeooo:paragraph-rsid="00b3dd8b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8pt" officeooo:rsid="00b75211" officeooo:paragraph-rsid="00b75211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officeooo:rsid="00b92dd5" officeooo:paragraph-rsid="00b92dd5" style:font-size-asian="8pt" style:font-size-complex="8pt"/>
    </style:style>
    <style:style style:name="P14" style:family="paragraph" style:parent-style-name="Table_20_Contents">
      <style:text-properties style:font-name="Liberation Serif1" fo:font-size="8pt" officeooo:rsid="0098b42b" officeooo:paragraph-rsid="00b3dd8b" style:font-size-asian="8pt" style:font-size-complex="8pt"/>
    </style:style>
    <style:style style:name="P15" style:family="paragraph" style:parent-style-name="Table_20_Heading">
      <style:paragraph-properties fo:text-align="center" style:justify-single-word="false"/>
      <style:text-properties fo:font-size="9pt" officeooo:rsid="00819f03" officeooo:paragraph-rsid="00ad47cc" style:font-size-asian="9pt" style:font-size-complex="9pt"/>
    </style:style>
    <style:style style:name="P16" style:family="paragraph" style:parent-style-name="Table_20_Heading">
      <style:paragraph-properties fo:text-align="center" style:justify-single-word="false"/>
      <style:text-properties fo:font-size="9pt" officeooo:rsid="007fcc01" officeooo:paragraph-rsid="00ad47cc" style:font-size-asian="9pt" style:font-size-complex="9pt"/>
    </style:style>
    <style:style style:name="P17" style:family="paragraph" style:parent-style-name="Table_20_Heading">
      <style:paragraph-properties fo:text-align="center" style:justify-single-word="false"/>
      <style:text-properties fo:font-size="9pt" officeooo:rsid="007ee6a7" officeooo:paragraph-rsid="00ad47cc" style:font-size-asian="9pt" style:font-size-complex="9pt"/>
    </style:style>
    <style:style style:name="P18" style:family="paragraph" style:parent-style-name="Table_20_Heading">
      <style:paragraph-properties fo:text-align="center" style:justify-single-word="false"/>
      <style:text-properties fo:font-size="9pt" officeooo:rsid="00ad47cc" officeooo:paragraph-rsid="00ad47cc" style:font-size-asian="9pt" style:font-size-complex="9pt"/>
    </style:style>
    <style:style style:name="P19" style:family="paragraph" style:parent-style-name="Table_20_Heading">
      <style:paragraph-properties fo:text-align="center" style:justify-single-word="false"/>
      <style:text-properties fo:font-size="9pt" officeooo:rsid="00b92dd5" officeooo:paragraph-rsid="00b92dd5" style:font-size-asian="9pt" style:font-size-complex="9pt"/>
    </style:style>
    <style:style style:name="P20" style:family="paragraph" style:parent-style-name="Table_20_Contents">
      <loext:graphic-properties draw:fill="none"/>
      <style:paragraph-properties fo:margin-left="0cm" fo:margin-right="0.199cm" fo:text-align="end" style:justify-single-word="false" fo:hyphenation-ladder-count="no-limit" fo:text-indent="0cm" style:auto-text-indent="false" fo:background-color="transparent" text:number-lines="false" text:line-number="0"/>
      <style:text-properties fo:font-size="8pt" officeooo:rsid="008d0ce8" officeooo:paragraph-rsid="00ae82ea" style:font-size-asian="8pt" style:font-size-complex="8pt" fo:hyphenate="true" fo:hyphenation-remain-char-count="2" fo:hyphenation-push-char-count="2"/>
    </style:style>
    <style:style style:name="P21" style:family="paragraph" style:parent-style-name="Table_20_Contents">
      <loext:graphic-properties draw:fill="none"/>
      <style:paragraph-properties fo:margin-left="0cm" fo:margin-right="0.199cm" fo:text-align="end" style:justify-single-word="false" fo:hyphenation-ladder-count="no-limit" fo:text-indent="0cm" style:auto-text-indent="false" fo:background-color="transparent" text:number-lines="false" text:line-number="0"/>
      <style:text-properties fo:font-size="8pt" officeooo:rsid="00819f03" officeooo:paragraph-rsid="00ae82ea" style:font-size-asian="8pt" style:font-size-complex="8pt" fo:hyphenate="true" fo:hyphenation-remain-char-count="2" fo:hyphenation-push-char-count="2"/>
    </style:style>
    <style:style style:name="P22" style:family="paragraph" style:parent-style-name="Table_20_Contents">
      <loext:graphic-properties draw:fill="none"/>
      <style:paragraph-properties fo:margin-left="0cm" fo:margin-right="0.199cm" fo:text-align="end" style:justify-single-word="false" fo:hyphenation-ladder-count="no-limit" fo:text-indent="0cm" style:auto-text-indent="false" fo:background-color="transparent" text:number-lines="false" text:line-number="0"/>
      <style:text-properties fo:font-size="8pt" officeooo:rsid="00ae82ea" officeooo:paragraph-rsid="00ae82ea" style:font-size-asian="8pt" style:font-size-complex="8pt" fo:hyphenate="true" fo:hyphenation-remain-char-count="2" fo:hyphenation-push-char-count="2"/>
    </style:style>
    <style:style style:name="P23" style:family="paragraph" style:parent-style-name="Table_20_Contents">
      <style:paragraph-properties fo:text-align="center" style:justify-single-word="false"/>
      <style:text-properties fo:font-size="8pt" officeooo:rsid="00bdfcd1" officeooo:paragraph-rsid="00bdfcd1" style:font-size-asian="8pt" style:font-size-complex="8pt"/>
    </style:style>
    <style:style style:name="P24" style:family="paragraph" style:parent-style-name="Table_20_Heading">
      <style:paragraph-properties fo:text-align="center" style:justify-single-word="false"/>
      <style:text-properties fo:font-size="9pt" officeooo:rsid="00bdfcd1" officeooo:paragraph-rsid="00bdfcd1" style:font-size-asian="9pt" style:font-size-complex="9pt"/>
    </style:style>
    <style:style style:name="T1" style:family="text">
      <style:text-properties officeooo:rsid="00a264a7"/>
    </style:style>
    <style:style style:name="T2" style:family="text">
      <style:text-properties officeooo:rsid="00a4603c"/>
    </style:style>
    <style:style style:name="T3" style:family="text">
      <style:text-properties officeooo:rsid="0032a1b3"/>
    </style:style>
    <style:style style:name="T4" style:family="text">
      <style:text-properties officeooo:rsid="007f2593"/>
    </style:style>
    <style:style style:name="T5" style:family="text">
      <style:text-properties officeooo:rsid="00a8ad4b"/>
    </style:style>
    <style:style style:name="T6" style:family="text">
      <style:text-properties officeooo:rsid="008ee8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 [<text:span text:style-name="T5">DOCUMENT_</text:span>NAME] -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header-rows>
          <table:table-row table:style-name="Tableau1.1">
            <table:table-cell table:style-name="Tableau1.A1" office:value-type="string">
              <text:p text:style-name="P17">Date</text:p>
            </table:table-cell>
            <table:table-cell table:style-name="Tableau1.A1" office:value-type="string">
              <text:p text:style-name="P24">N° Unique</text:p>
            </table:table-cell>
            <table:table-cell table:style-name="Tableau1.A1" office:value-type="string">
              <text:p text:style-name="P17">N° <text:span text:style-name="T4">Ecriture</text:span></text:p>
            </table:table-cell>
            <table:table-cell table:style-name="Tableau1.A1" office:value-type="string">
              <text:p text:style-name="P16">Journal</text:p>
            </table:table-cell>
            <table:table-cell table:style-name="Tableau1.A1" office:value-type="string">
              <text:p text:style-name="P19">N° Pièce</text:p>
            </table:table-cell>
            <table:table-cell table:style-name="Tableau1.A1" office:value-type="string">
              <text:p text:style-name="P15">Débit</text:p>
            </table:table-cell>
            <table:table-cell table:style-name="Tableau1.A1" office:value-type="string">
              <text:p text:style-name="P15">Crédit</text:p>
            </table:table-cell>
            <table:table-cell table:style-name="Tableau1.H1" office:value-type="string">
              <text:p text:style-name="P18">Balance</text:p>
            </table:table-cell>
          </table:table-row>
        </table:table-header-rows>
        <table:table-row>
          <table:table-cell table:style-name="Tableau1.A2" office:value-type="string">
            <text:p text:style-name="P9">[PRINTED_ON]</text:p>
          </table:table-cell>
          <table:table-cell table:style-name="Tableau1.A2" office:value-type="string">
            <text:p text:style-name="P23">[CONTINUOUS_NUMBER]</text:p>
          </table:table-cell>
          <table:table-cell table:style-name="Tableau1.A2" office:value-type="string">
            <text:p text:style-name="P8">[ENTRY_NUMBER]</text:p>
          </table:table-cell>
          <table:table-cell table:style-name="Tableau1.A2" office:value-type="string">
            <text:p text:style-name="P10">[JOURNAL_NAME]</text:p>
          </table:table-cell>
          <table:table-cell table:style-name="Tableau1.A2" office:value-type="string">
            <text:p text:style-name="P13">[REFERENCE_NUMBER]</text:p>
          </table:table-cell>
          <table:table-cell table:style-name="Tableau1.A2" office:value-type="string">
            <text:p text:style-name="P20">[REAL_DEBIT]</text:p>
          </table:table-cell>
          <table:table-cell table:style-name="Tableau1.A2" office:value-type="string">
            <text:p text:style-name="P21">[REAL_CREDIT]</text:p>
          </table:table-cell>
          <table:table-cell table:style-name="Tableau1.H2" office:value-type="string">
            <text:p text:style-name="P22">[BALANCE]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4">Totaux - <text:span text:style-name="T6">[ENTRY_COUNT] écritures</text:span></text:p>
          </table:table-cell>
          <table:table-cell table:style-name="Tableau2.A1" office:value-type="string">
            <text:p text:style-name="P11">[TOTAL_DEBIT]</text:p>
          </table:table-cell>
          <table:table-cell table:style-name="Tableau2.A1" office:value-type="string">
            <text:p text:style-name="P11">[TOTAL_CREDIT]</text:p>
          </table:table-cell>
          <table:table-cell table:style-name="Tableau2.D1" office:value-type="string">
            <text:p text:style-name="P12">[TOTAL_BALANCE]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ab0efc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MT1" style:family="text">
      <style:text-properties officeooo:rsid="00a264a7"/>
    </style:style>
    <style:style style:name="MT2" style:family="text">
      <style:text-properties officeooo:rsid="00a4603c"/>
    </style:style>
    <style:style style:name="MT3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83C40A1F568582B7.png" xlink:type="simple" xlink:show="embed" xlink:actuate="onLoad"/></draw:frame><draw:frame draw:style-name="Mfr1" draw:name="Image2" text:anchor-type="paragraph" svg:x="18.297cm" svg:y="-0.03cm" svg:width="0.753cm" svg:height="0.753cm" draw:z-index="1"><draw:image xlink:href="Pictures/10000201000001E0000001E038A8B562F8DE3493.png" xlink:type="simple" xlink:show="embed" xlink:actuate="onLoad"/></draw:frame><text:tab/>Comptabilité</text:p>
        <text:p text:style-name="MP1"><text:tab/><text:span text:style-name="MT1">Période du [STARTED_ON] au [STOPPED_ON]</text:span></text:p>
      </style:header>
      <style:footer>
        <text:p text:style-name="MP2">[COMPANY_ADDRESS]</text:p>
        <text:p text:style-name="MP3">Fichier : [FILENAME] - <text:span text:style-name="MT2">Imprimé le [PRINTED_AT]</text:span></text:p>
        <text:p text:style-name="MP4"><text:span text:style-name="MT3">Page </text:span><text:span text:style-name="MT3"><text:page-number text:select-page="current">0</text:page-number></text:span><text:span text:style-name="MT3"> /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7-12-06T10:29:22.402846520</dc:date>
    <meta:editing-duration>PT5H43M53S</meta:editing-duration>
    <meta:editing-cycles>122</meta:editing-cycles>
    <meta:generator>LibreOffice/5.1.6.2$Linux_X86_64 LibreOffice_project/10m0$Build-2</meta:generator>
    <dc:creator>David JOULIN</dc:creator>
    <meta:document-statistic meta:table-count="2" meta:image-count="2" meta:object-count="0" meta:page-count="1" meta:paragraph-count="26" meta:word-count="47" meta:character-count="387" meta:non-whitespace-character-count="364"/>
  </office:meta>
</office:document-meta>
</file>